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aluation</text:p>
      <text:p text:style-name="Standard"/>
      <text:p text:style-name="Standard">Feature #1: motion generation from MIDI music data</text:p>
      <text:p text:style-name="Standard"/>
      <text:p text:style-name="Standard">As explained in Chapter 4, the first feature of the proposed system is generation of motion data directly from MIDI music data. <text:s/>Here, the feature is evaluated in its ability to make the robot appears to be reacting to the music for a human observer. <text:s/>The evaluation for this feature is done in two ways. <text:s/>The first one is by having a group of respondents rate how they perceive the robot is performing to the music using a 5-point Lichter scale on h (1: no relation, 5: dancing to the music). <text:s/>The second method is by having a person listen to the music and gesture to the music according how he/she would react to the music, and compare the results with the performance of the robot. <text:s/>The comparison will be on the occurrence of reactions to the events in the music (e.g. note-on, rests) between the human performer and the robot, the range of motions, and the spectral characteristics of the resulting motions.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sunardi </meta:initial-creator>
    <meta:creation-date>2010-04-07T17:54:03</meta:creation-date>
    <dc:date>2010-04-08T21:56:35</dc:date>
    <dc:creator>msunardi </dc:creator>
    <meta:editing-duration>PT28H02M34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3" meta:word-count="172" meta:character-count="975"/>
  </office:meta>
</office:document-meta>
</file>